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Object 1/content.xml" manifest:media-type="text/xml"/>
  <manifest:file-entry manifest:full-path="Object 1/Object 1/styles.xml" manifest:media-type="text/xml"/>
  <manifest:file-entry manifest:full-path="Object 1/Object 1/meta.xml" manifest:media-type="text/xml"/>
  <manifest:file-entry manifest:full-path="Object 1/Object 1/" manifest:media-type="application/vnd.oasis.opendocument.chart"/>
  <manifest:file-entry manifest:full-path="Object 1/Object 2/styles.xml" manifest:media-type="text/xml"/>
  <manifest:file-entry manifest:full-path="Object 1/Object 2/content.xml" manifest:media-type="text/xml"/>
  <manifest:file-entry manifest:full-path="Object 1/Object 2/meta.xml" manifest:media-type="text/xml"/>
  <manifest:file-entry manifest:full-path="Object 1/Object 2/" manifest:media-type="application/vnd.oasis.opendocument.chart"/>
  <manifest:file-entry manifest:full-path="Object 1/ObjectReplacements/Object 1" manifest:media-type="application/x-openoffice-gdimetafile;windows_formatname=&quot;GDIMetaFile&quot;"/>
  <manifest:file-entry manifest:full-path="Object 1/ObjectReplacements/Object 2" manifest:media-type="application/x-openoffice-gdimetafile;windows_formatname=&quot;GDIMetaFile&quot;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b2d47" officeooo:paragraph-rsid="000b2d47"/>
    </style:style>
    <style:style style:name="P2" style:family="paragraph" style:parent-style-name="Standard">
      <style:text-properties officeooo:rsid="000b2d47" officeooo:paragraph-rsid="000d421f"/>
    </style:style>
    <style:style style:name="P3" style:family="paragraph" style:parent-style-name="Standard">
      <style:text-properties officeooo:rsid="000b2d47" officeooo:paragraph-rsid="000f018e"/>
    </style:style>
    <style:style style:name="P4" style:family="paragraph" style:parent-style-name="Standard">
      <style:text-properties officeooo:rsid="000d421f" officeooo:paragraph-rsid="000f018e"/>
    </style:style>
    <style:style style:name="P5" style:family="paragraph" style:parent-style-name="Standard">
      <style:text-properties officeooo:rsid="000fc79d" officeooo:paragraph-rsid="000fc79d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officeooo:rsid="000b2d47" officeooo:paragraph-rsid="000d421f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officeooo:rsid="000b2d47" officeooo:paragraph-rsid="000bc980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officeooo:rsid="000b2d47" officeooo:paragraph-rsid="000f018e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officeooo:rsid="000b2d47" officeooo:paragraph-rsid="000f1b45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officeooo:rsid="000b2d47" officeooo:paragraph-rsid="00113255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officeooo:rsid="000d421f" officeooo:paragraph-rsid="000d421f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officeooo:rsid="000f018e" officeooo:paragraph-rsid="000f018e"/>
    </style:style>
    <style:style style:name="P13" style:family="paragraph" style:parent-style-name="Standard">
      <style:paragraph-properties fo:margin-left="0cm" fo:margin-right="0cm" fo:text-indent="0cm" style:auto-text-indent="false"/>
      <style:text-properties officeooo:rsid="000d421f" officeooo:paragraph-rsid="000f1b45"/>
    </style:style>
    <style:style style:name="P14" style:family="paragraph" style:parent-style-name="Standard">
      <style:paragraph-properties fo:margin-left="0cm" fo:margin-right="0cm" fo:text-indent="0cm" style:auto-text-indent="false"/>
      <style:text-properties officeooo:rsid="000fc79d" officeooo:paragraph-rsid="000fc79d"/>
    </style:style>
    <style:style style:name="P15" style:family="paragraph" style:parent-style-name="Standard">
      <style:paragraph-properties fo:break-before="page"/>
      <style:text-properties officeooo:rsid="000b2d47" officeooo:paragraph-rsid="00113255"/>
    </style:style>
    <style:style style:name="P16" style:family="paragraph" style:parent-style-name="Header">
      <style:text-properties officeooo:rsid="000fc79d" officeooo:paragraph-rsid="000fc79d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0d421f"/>
    </style:style>
    <style:style style:name="T3" style:family="text">
      <style:text-properties style:text-position="sub 58%" officeooo:rsid="000b2d47"/>
    </style:style>
    <style:style style:name="T4" style:family="text">
      <style:text-properties style:text-position="sub 58%" officeooo:rsid="000f1b45"/>
    </style:style>
    <style:style style:name="T5" style:family="text">
      <style:text-properties style:text-position="sub 58%" officeooo:rsid="000fc79d"/>
    </style:style>
    <style:style style:name="T6" style:family="text">
      <style:text-properties style:text-position="0% 100%"/>
    </style:style>
    <style:style style:name="T7" style:family="text">
      <style:text-properties style:text-position="0% 100%" officeooo:rsid="000bc980"/>
    </style:style>
    <style:style style:name="T8" style:family="text">
      <style:text-properties style:text-position="0% 100%" officeooo:rsid="000d421f"/>
    </style:style>
    <style:style style:name="T9" style:family="text">
      <style:text-properties style:text-position="0% 100%" officeooo:rsid="000b2d47"/>
    </style:style>
    <style:style style:name="T10" style:family="text">
      <style:text-properties style:text-position="0% 100%" officeooo:rsid="000f018e"/>
    </style:style>
    <style:style style:name="T11" style:family="text">
      <style:text-properties style:text-position="0% 100%" officeooo:rsid="000f1b45"/>
    </style:style>
    <style:style style:name="T12" style:family="text">
      <style:text-properties style:text-position="0% 100%" officeooo:rsid="000fc79d"/>
    </style:style>
    <style:style style:name="T13" style:family="text">
      <style:text-properties style:text-position="0% 100%" officeooo:rsid="00113255"/>
    </style:style>
    <style:style style:name="T14" style:family="text">
      <style:text-properties style:text-position="super 58%"/>
    </style:style>
    <style:style style:name="T15" style:family="text">
      <style:text-properties style:text-position="super 58%" officeooo:rsid="000b2d47"/>
    </style:style>
    <style:style style:name="T16" style:family="text">
      <style:text-properties style:text-position="super 58%" officeooo:rsid="000f1b45"/>
    </style:style>
    <style:style style:name="T17" style:family="text">
      <style:text-properties officeooo:rsid="000f018e"/>
    </style:style>
    <style:style style:name="T18" style:family="text">
      <style:text-properties officeooo:rsid="00113255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1.</text:p>
      <text:p text:style-name="P1"><draw:frame draw:style-name="fr1" draw:name="Object1" text:anchor-type="paragraph" svg:width="17.24cm" svg:height="22.126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5">2.</text:p>
      <text:p text:style-name="P10"><text:span text:style-name="T18">The power required to turn off, remain off, and turn back on must be less than the power required to idle for the same period of time.</text:span></text:p>
      <text:p text:style-name="P1"/>
      <text:p text:style-name="P3">3.<text:tab/><text:span text:style-name="T17">Answers assume the all processors must use the same </text:span><text:span text:style-name="T6">V</text:span><text:span text:style-name="T1">dd</text:span></text:p>
      <text:p text:style-name="P6">a) E<text:span text:style-name="T6"> = </text:span><text:span text:style-name="T7">C * </text:span><text:span text:style-name="T6">V</text:span><text:span text:style-name="T1">dd</text:span><text:span text:style-name="T14">2</text:span><text:span text:style-name="T6"> </text:span><text:span text:style-name="T7">(( 8/8 ) + ( 8/8 ) + ( 6/8 ) + (0/8)) = ( 11/4 ) * C * <text:s/></text:span><text:span text:style-name="T6">V</text:span><text:span text:style-name="T1">dd</text:span><text:span text:style-name="T14">2</text:span><text:span text:style-name="T6"> </text:span><text:span text:style-name="T7">for given schedule</text:span></text:p>
      <text:p text:style-name="P7"><text:span text:style-name="T7"/></text:p>
      <text:p text:style-name="P6"><text:span text:style-name="T7">b) Reconfiguring the tasks so that task 3 runs on P1 at t=0, task 5 runs on P2 at t=3, and task 6 runs on P2 at t=8, the energy consumption is unchanged:</text:span></text:p>
      <text:p text:style-name="P6"><text:span text:style-name="T6">E</text:span><text:span text:style-name="T2">static</text:span><text:span text:style-name="T6"> = </text:span><text:span text:style-name="T7">C * </text:span><text:span text:style-name="T6">V</text:span><text:span text:style-name="T1">dd</text:span><text:span text:style-name="T14">2</text:span><text:span text:style-name="T6"> </text:span><text:span text:style-name="T7">(( 5/8 ) + ( 6/8 ) + ( 5/8 ) + (6/8)) = ( 11/4 ) * C * <text:s/></text:span><text:span text:style-name="T6">V</text:span><text:span text:style-name="T1">dd</text:span><text:span text:style-name="T14">2</text:span></text:p>
      <text:p text:style-name="P7"><text:span text:style-name="T7"/></text:p>
      <text:p text:style-name="P6"><text:span text:style-name="T7">c) </text:span><text:span text:style-name="T8">Using the schedule from b), the voltage can be scaled to ¾ of </text:span><text:span text:style-name="T6">V</text:span><text:span text:style-name="T1">dd</text:span><text:span text:style-name="T6">, </text:span><text:span text:style-name="T8">so the energy is 9/16 (68.75%) of E in part b).</text:span></text:p>
      <text:p text:style-name="P6"><text:span text:style-name="T8">E</text:span><text:span text:style-name="T2">scaled</text:span><text:span text:style-name="T8"> = 11/4 * C * (¾ * </text:span><text:span text:style-name="T6">V</text:span><text:span text:style-name="T1">dd</text:span><text:span text:style-name="T8">)</text:span><text:span text:style-name="T14">2</text:span></text:p>
      <text:p text:style-name="P6"><text:span text:style-name="T8"><text:tab/></text:span></text:p>
      <text:p text:style-name="P6"><text:span text:style-name="T8">d) If all processes are allowed to finish by t=16, then tasks 1, 2, and 6 can be assigned to P1, and tasks 3, 4, and 5 can be assigned to P2. This uses 11/16 time units on each processes, allowing </text:span><text:span text:style-name="T6">V</text:span><text:span text:style-name="T1">dd</text:span><text:span text:style-name="T6"> </text:span><text:span text:style-name="T8">to be scaled by 11/16, giving an energy use of 121/256 (47.27%) of E in part b).</text:span></text:p>
      <text:p text:style-name="P6"><text:span text:style-name="T8">E</text:span><text:span text:style-name="T2">scaled</text:span><text:span text:style-name="T8"> = 11/4 * C * (11/16 * </text:span><text:span text:style-name="T6">V</text:span><text:span text:style-name="T1">dd</text:span><text:span text:style-name="T8">)</text:span><text:span text:style-name="T14">2</text:span></text:p>
      <text:p text:style-name="P2"><text:span text:style-name="T8"/></text:p>
      <text:p text:style-name="P4"><text:span text:style-name="T6">4.<text:tab/></text:span><text:span text:style-name="T10">Answers assume the all processors </text:span><text:span text:style-name="T13">must </text:span><text:span text:style-name="T10">use the same </text:span><text:span text:style-name="T9">V</text:span><text:span text:style-name="T3">dd</text:span></text:p>
      <text:p text:style-name="P11"><text:span text:style-name="T6">a) </text:span><text:span text:style-name="T9">E = </text:span><text:span text:style-name="T7">C * </text:span><text:span text:style-name="T9">V</text:span><text:span text:style-name="T3">dd</text:span><text:span text:style-name="T15">2</text:span><text:span text:style-name="T9"> </text:span><text:span text:style-name="T7">(( 8/8 ) + ( </text:span><text:span text:style-name="T6">0</text:span><text:span text:style-name="T7">/8 ) + ( </text:span><text:span text:style-name="T6">0</text:span><text:span text:style-name="T7">/8 ) + (</text:span><text:span text:style-name="T6">6</text:span><text:span text:style-name="T7">/8) </text:span><text:span text:style-name="T6">+ (8/8) + (8/8)</text:span><text:span text:style-name="T7">) = ( 1</text:span><text:span text:style-name="T6">5</text:span><text:span text:style-name="T7">/4 ) * C * <text:s/></text:span><text:span text:style-name="T9">V</text:span><text:span text:style-name="T3">dd</text:span><text:span text:style-name="T15">2</text:span><text:span text:style-name="T9"> </text:span><text:span text:style-name="T7">for given schedule</text:span></text:p>
      <text:p text:style-name="P11"><text:span text:style-name="T7"/></text:p>
      <text:p text:style-name="P11"><text:span text:style-name="T7">b</text:span><text:span text:style-name="T6">) </text:span><text:span text:style-name="T10">Starting task 4 at t=0 on P2, and task 6 at t=6 on P2, P1 will be used 8/16, P2 and P3 will be used 11/16. The energy used will remain the same.</text:span></text:p>
      <text:p text:style-name="P11"><text:span text:style-name="T10"/></text:p>
      <text:p text:style-name="P12"><text:span text:style-name="T6">c) Using the following schedule, the voltage can be scaled to 13/16 </text:span><text:span text:style-name="T9">V</text:span><text:span text:style-name="T3">dd</text:span><text:span text:style-name="T9">:</text:span></text:p>
      <text:p text:style-name="P12"><text:span text:style-name="T9">P</text:span><text:span text:style-name="T6">1 executes: task 2 at t=0, task 4 at t=3; P2 executes: task 3 at t=0, task 6 at t=0; P3 executes: task 1 at t=0, task 5 at t=2.</text:span></text:p>
      <text:p text:style-name="P8"><text:span text:style-name="T8">E</text:span><text:span text:style-name="T2">scaled</text:span><text:span text:style-name="T8"> = 1</text:span><text:span text:style-name="T10">5</text:span><text:span text:style-name="T8">/4 * C * (</text:span><text:span text:style-name="T10">13/16</text:span><text:span text:style-name="T8"> * </text:span><text:span text:style-name="T6">V</text:span><text:span text:style-name="T1">dd</text:span><text:span text:style-name="T8">)</text:span><text:span text:style-name="T14">2</text:span></text:p>
      <text:p text:style-name="P12"><text:span text:style-name="T6"/></text:p>
      <text:p text:style-name="P12"><text:span text:style-name="T6">d) </text:span><text:span text:style-name="T11">Using the schedule in c), but moving task 5 to t=0, and task 1 to P2 at t=8, energy used is as follows:</text:span></text:p>
      <text:p text:style-name="P9"><text:span text:style-name="T8">E</text:span><text:span text:style-name="T2">scaled</text:span><text:span text:style-name="T8"> = 1</text:span><text:span text:style-name="T10">5</text:span><text:span text:style-name="T8">/4 * C * (</text:span><text:span text:style-name="T10">1</text:span><text:span text:style-name="T11">1</text:span><text:span text:style-name="T10">/16</text:span><text:span text:style-name="T8"> * </text:span><text:span text:style-name="T11">V</text:span><text:span text:style-name="T4">dd</text:span><text:span text:style-name="T8">)</text:span><text:span text:style-name="T16">2</text:span></text:p>
      <text:p text:style-name="P13"><text:span text:style-name="T11"/></text:p>
      <text:p text:style-name="P13"><text:span text:style-name="T11">5. </text:span><text:span text:style-name="T12">Unscaled, the given tasks schedule with a meta-period of 120 time units, and the only processor idle time is 20 units from t=100 to t=120. This gives a starting point for scaling at 5/6 V</text:span><text:span text:style-name="T5">dd</text:span><text:span text:style-name="T12">.</text:span></text:p>
      <text:p text:style-name="P13"><text:span text:style-name="T12"/></text:p>
      <text:p text:style-name="P13"><draw:frame draw:style-name="fr2" draw:name="Object2" text:anchor-type="paragraph" svg:width="15.242cm" svg:height="2.709cm" draw:z-index="1"><draw:object xlink:href="./Object 2" xlink:type="simple" xlink:show="embed" xlink:actuate="onLoad"/><draw:image xlink:href="./ObjectReplacements/Object 2" xlink:type="simple" xlink:show="embed" xlink:actuate="onLoad"/></draw:frame><text:span text:style-name="T12"/></text:p>
      <text:p text:style-name="P14"><text:span text:style-name="T12">S</text:span><text:span text:style-name="T6">cheduling with 5/6 V</text:span><text:span text:style-name="T1">dd</text:span><text:span text:style-name="T6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fc79d" officeooo:paragraph-rsid="000fc79d"/>
    </style:style>
    <style:page-layout style:name="Mpm1">
      <style:page-layout-properties fo:page-width="21.59cm" fo:page-height="27.94cm" style:num-format="1" style:print-orientation="portrait" fo:margin-top="1.499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LEC 466 – Assignment 4<text:line-break/>Shaun Aiken, V00838297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un Aiken</meta:initial-creator>
    <meta:creation-date>2016-07-27T11:43:23.428435972</meta:creation-date>
    <dc:date>2016-07-27T13:43:46.173413843</dc:date>
    <dc:creator>Shaun Aiken</dc:creator>
    <meta:editing-duration>PT12M49S</meta:editing-duration>
    <meta:editing-cycles>1</meta:editing-cycles>
    <meta:document-statistic meta:table-count="0" meta:image-count="0" meta:object-count="2" meta:page-count="2" meta:paragraph-count="23" meta:word-count="444" meta:character-count="1943" meta:non-whitespace-character-count="1516"/>
    <meta:generator>LibreOffice/4.3.7.2$Linux_X86_64 LibreOffice_project/430$Build-2</meta:generator>
  </office:meta>
</office:document-meta>
</file>

<file path=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9.005cm" xlink:href="." xlink:type="simple" chart:class="chart:scatter" chart:style-name="ch1">
        <chart:title svg:x="6.264cm" svg:y="0.316cm" chart:style-name="ch2">
          <text:p>Energy vs. Delay</text:p>
        </chart:title>
        <chart:legend chart:legend-position="end" svg:x="14.553cm" svg:y="4.203cm" style:legend-expansion="high" chart:style-name="ch3"/>
        <chart:plot-area chart:style-name="ch4" chart:data-source-has-labels="both" svg:x="1.331cm" svg:y="1.275cm" svg:width="12.902cm" svg:height="6.569cm">
          <chartooo:coordinate-region svg:x="2.958cm" svg:y="1.474cm" svg:width="10.586cm" svg:height="5.723cm"/>
          <chart:axis chart:dimension="x" chart:name="primary-x" chart:style-name="ch5" chartooo:axis-type="auto">
            <chart:title svg:x="7.315cm" svg:y="8.024cm" chart:style-name="ch6">
              <text:p>Delay</text:p>
            </chart:title>
            <chart:categories table:cell-range-address="local-table.$A$2:.$A$7"/>
          </chart:axis>
          <chart:axis chart:dimension="y" chart:name="primary-y" chart:style-name="ch5">
            <chart:title svg:x="0.451cm" svg:y="5.119cm" chart:style-name="ch7">
              <text:p>Energy</text:p>
            </chart:title>
            <chart:grid chart:style-name="ch8" chart:class="major"/>
          </chart:axis>
          <chart:series chart:style-name="ch9" chart:values-cell-range-address="local-table.$B$2:.$B$7" chart:label-cell-address="local-table.$C$1" chart:class="chart:scatter">
            <chart:domain table:cell-range-address="local-table.$C$2:.$C$7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4E-016">
                <text:p>6.4E-016</text:p>
              </table:table-cell>
              <table:table-cell office:value-type="float" office:value="1.27192802068645E-015">
                <text:p>1.27192802068645E-01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1E-016">
                <text:p>8.1E-016</text:p>
              </table:table-cell>
              <table:table-cell office:value-type="float" office:value="1.20288892499009E-015">
                <text:p>1.20288892499009E-0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E-015">
                <text:p>1E-015</text:p>
              </table:table-cell>
              <table:table-cell office:value-type="float" office:value="1.14679221936466E-015">
                <text:p>1.14679221936466E-0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1E-015">
                <text:p>1.21E-015</text:p>
              </table:table-cell>
              <table:table-cell office:value-type="float" office:value="1.1E-015">
                <text:p>1.1E-0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4E-015">
                <text:p>1.44E-015</text:p>
              </table:table-cell>
              <table:table-cell office:value-type="float" office:value="1.06015839165256E-015">
                <text:p>1.06015839165256E-0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9E-015">
                <text:p>1.69E-015</text:p>
              </table:table-cell>
              <table:table-cell office:value-type="float" office:value="1.025670187749E-015">
                <text:p>1.025670187749E-015</text:p>
              </table:table-cell>
            </table:table-row>
          </table:table-rows>
        </table:table>
      </chart:chart>
    </office:chart>
  </office:body>
</office:document-content>
</file>

<file path=Object 1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/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05cm" xlink:href="." xlink:type="simple" chart:class="chart:scatter" chart:style-name="ch1">
        <chart:title svg:x="3.935cm" svg:y="0.316cm" chart:style-name="ch2">
          <text:p>Energy-Delay Product vs. Supply Voltage</text:p>
        </chart:title>
        <chart:legend chart:legend-position="end" svg:x="13.148cm" svg:y="4.203cm" style:legend-expansion="high" chart:style-name="ch3"/>
        <chart:plot-area chart:style-name="ch4" chart:data-source-has-labels="both" svg:x="0.32cm" svg:y="1.275cm" svg:width="12.508cm" svg:height="7.55cm">
          <chartooo:coordinate-region svg:x="1.947cm" svg:y="1.475cm" svg:width="10.641cm" svg:height="6.703cm"/>
          <chart:axis chart:dimension="x" chart:name="primary-x" chart:style-name="ch5" chartooo:axis-type="auto"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">
                <text:p>0.8</text:p>
              </table:table-cell>
              <table:table-cell office:value-type="float" office:value="8.14033933239326E-031">
                <text:p>8.14033933239326E-03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">
                <text:p>0.9</text:p>
              </table:table-cell>
              <table:table-cell office:value-type="float" office:value="9.7434002924197E-031">
                <text:p>9.7434002924197E-0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.14679221936466E-030">
                <text:p>1.14679221936466E-0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">
                <text:p>1.1</text:p>
              </table:table-cell>
              <table:table-cell office:value-type="float" office:value="1.331E-030">
                <text:p>1.331E-0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">
                <text:p>1.2</text:p>
              </table:table-cell>
              <table:table-cell office:value-type="float" office:value="1.52662808397969E-030">
                <text:p>1.52662808397969E-0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">
                <text:p>1.3</text:p>
              </table:table-cell>
              <table:table-cell office:value-type="float" office:value="1.7333826172958E-030">
                <text:p>1.7333826172958E-030</text:p>
              </table:table-cell>
            </table:table-row>
          </table:table-rows>
        </table:table>
      </chart:chart>
    </office:chart>
  </office:body>
</office:document-content>
</file>

<file path=Object 1/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1/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4898in"/>
    </style:style>
    <style:style style:name="co2" style:family="table-column">
      <style:table-column-properties fo:break-before="auto" style:column-width="0.9791in"/>
    </style:style>
    <style:style style:name="co3" style:family="table-column">
      <style:table-column-properties fo:break-before="auto" style:column-width="1.763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Q1" table:style-name="ta1">
        <table:shapes>
          <draw:frame draw:z-index="0" draw:style-name="gr1" draw:text-style-name="P1" svg:width="6.3in" svg:height="3.5449in" svg:x="0.0547in" svg:y="1.6524in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49in" svg:x="0.0437in" svg:y="5.1138in"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vdd</text:p>
          </table:table-cell>
          <table:table-cell office:value-type="string" calcext:value-type="string">
            <text:p>E = cl * vdd^2</text:p>
          </table:table-cell>
          <table:table-cell office:value-type="string" calcext:value-type="string">
            <text:p>D = cl * vdd/(vdd-vt)^gamma</text:p>
          </table:table-cell>
          <table:table-cell office:value-type="string" calcext:value-type="string">
            <text:p>E*D</text:p>
          </table:table-cell>
          <table:table-cell/>
          <table:table-cell office:value-type="string" calcext:value-type="string">
            <text:p>vt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[.$G$2]*[.A2]^2" office:value-type="float" office:value="6.4E-016" calcext:value-type="float">
            <text:p>6.4E-016</text:p>
          </table:table-cell>
          <table:table-cell table:formula="of:=[.$G$2]*[.A2]/(([.A2]-[.$G$1])^[.$G$3])" office:value-type="float" office:value="1.27192802068645E-015" calcext:value-type="float">
            <text:p>1.27192802068645E-015</text:p>
          </table:table-cell>
          <table:table-cell table:formula="of:=[.B2]*[.C2]" office:value-type="float" office:value="8.14033933239326E-031" calcext:value-type="float">
            <text:p>8.14033933239326E-031</text:p>
          </table:table-cell>
          <table:table-cell/>
          <table:table-cell office:value-type="string" calcext:value-type="string">
            <text:p>cl</text:p>
          </table:table-cell>
          <table:table-cell table:formula="of:=1*10^-15" office:value-type="float" office:value="1E-015" calcext:value-type="float">
            <text:p>1E-015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[.$G$2]*[.A3]^2" office:value-type="float" office:value="8.1E-016" calcext:value-type="float">
            <text:p>8.1E-016</text:p>
          </table:table-cell>
          <table:table-cell table:formula="of:=[.$G$2]*[.A3]/(([.A3]-[.$G$1])^[.$G$3])" office:value-type="float" office:value="1.20288892499009E-015" calcext:value-type="float">
            <text:p>1.20288892499009E-015</text:p>
          </table:table-cell>
          <table:table-cell table:formula="of:=[.B3]*[.C3]" office:value-type="float" office:value="9.7434002924197E-031" calcext:value-type="float">
            <text:p>9.7434002924197E-031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G$2]*[.A4]^2" office:value-type="float" office:value="1E-015" calcext:value-type="float">
            <text:p>1E-015</text:p>
          </table:table-cell>
          <table:table-cell table:formula="of:=[.$G$2]*[.A4]/(([.A4]-[.$G$1])^[.$G$3])" office:value-type="float" office:value="1.14679221936466E-015" calcext:value-type="float">
            <text:p>1.14679221936466E-015</text:p>
          </table:table-cell>
          <table:table-cell table:formula="of:=[.B4]*[.C4]" office:value-type="float" office:value="1.14679221936466E-030" calcext:value-type="float">
            <text:p>1.14679221936466E-030</text:p>
          </table:table-cell>
          <table:table-cell table:number-columns-repeated="3"/>
        </table:table-row>
        <table:table-row table:style-name="ro1">
          <table:table-cell office:value-type="float" office:value="1.1" calcext:value-type="float">
            <text:p>1.1</text:p>
          </table:table-cell>
          <table:table-cell table:formula="of:=[.$G$2]*[.A5]^2" office:value-type="float" office:value="1.21E-015" calcext:value-type="float">
            <text:p>1.21E-015</text:p>
          </table:table-cell>
          <table:table-cell table:formula="of:=[.$G$2]*[.A5]/(([.A5]-[.$G$1])^[.$G$3])" office:value-type="float" office:value="1.1E-015" calcext:value-type="float">
            <text:p>1.1E-015</text:p>
          </table:table-cell>
          <table:table-cell table:formula="of:=[.B5]*[.C5]" office:value-type="float" office:value="1.331E-030" calcext:value-type="float">
            <text:p>1.331E-030</text:p>
          </table:table-cell>
          <table:table-cell table:number-columns-repeated="3"/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[.$G$2]*[.A6]^2" office:value-type="float" office:value="1.44E-015" calcext:value-type="float">
            <text:p>1.44E-015</text:p>
          </table:table-cell>
          <table:table-cell table:formula="of:=[.$G$2]*[.A6]/(([.A6]-[.$G$1])^[.$G$3])" office:value-type="float" office:value="1.06015839165256E-015" calcext:value-type="float">
            <text:p>1.06015839165256E-015</text:p>
          </table:table-cell>
          <table:table-cell table:formula="of:=[.B6]*[.C6]" office:value-type="float" office:value="1.52662808397969E-030" calcext:value-type="float">
            <text:p>1.52662808397969E-030</text:p>
          </table:table-cell>
          <table:table-cell table:number-columns-repeated="3"/>
        </table:table-row>
        <table:table-row table:style-name="ro1">
          <table:table-cell office:value-type="float" office:value="1.3" calcext:value-type="float">
            <text:p>1.3</text:p>
          </table:table-cell>
          <table:table-cell table:formula="of:=[.$G$2]*[.A7]^2" office:value-type="float" office:value="1.69E-015" calcext:value-type="float">
            <text:p>1.69E-015</text:p>
          </table:table-cell>
          <table:table-cell table:formula="of:=[.$G$2]*[.A7]/(([.A7]-[.$G$1])^[.$G$3])" office:value-type="float" office:value="1.025670187749E-015" calcext:value-type="float">
            <text:p>1.025670187749E-015</text:p>
          </table:table-cell>
          <table:table-cell table:formula="of:=[.B7]*[.C7]" office:value-type="float" office:value="1.7333826172958E-030" calcext:value-type="float">
            <text:p>1.7333826172958E-030</text:p>
          </table:table-cell>
          <table:table-cell table:number-columns-repeated="3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00/00/0000</text:date>, <text:time style:data-style-name="N2" text:time-value="13:24:14.4568408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50e" fo:border="0.06pt solid #000000"/>
      <style:text-properties style:text-position=""/>
    </style:style>
    <style:style style:name="ce10" style:family="table-cell" style:parent-style-name="Default">
      <style:table-cell-properties fo:border-bottom="0.06pt solid #000000" fo:background-color="#c5000b" fo:border-left="0.06pt solid #000000" fo:border-right="none" fo:border-top="0.06pt solid #000000"/>
      <style:text-properties style:text-position=""/>
    </style:style>
    <style:style style:name="ce11" style:family="table-cell" style:parent-style-name="Default">
      <style:table-cell-properties fo:border-bottom="0.06pt solid #000000" fo:background-color="#c5000b" fo:border-left="none" fo:border-right="0.06pt solid #000000" fo:border-top="0.06pt solid #000000"/>
      <style:text-properties style:text-position=""/>
    </style:style>
    <style:style style:name="ce12" style:family="table-cell" style:parent-style-name="Default">
      <style:table-cell-properties fo:background-color="#9966cc" fo:border="0.06pt solid #000000"/>
      <style:text-properties style:text-position=""/>
    </style:style>
    <style:style style:name="ce13" style:family="table-cell" style:parent-style-name="Default">
      <style:table-cell-properties fo:border-bottom="0.06pt solid #000000" fo:background-color="#ff950e" fo:border-left="none" fo:border-right="none" fo:border-top="0.06pt solid #000000"/>
      <style:text-properties style:text-position=""/>
    </style:style>
    <style:style style:name="ce14" style:family="table-cell" style:parent-style-name="Default">
      <style:table-cell-properties fo:border-bottom="0.06pt solid #000000" fo:background-color="#b3b3b3" fo:border-left="0.06pt solid #000000" fo:border-right="none" fo:border-top="0.06pt solid #000000"/>
      <style:text-properties style:text-position=""/>
    </style:style>
    <style:style style:name="ce15" style:family="table-cell" style:parent-style-name="Default">
      <style:table-cell-properties fo:border-bottom="0.06pt solid #000000" fo:background-color="#b3b3b3" fo:border-left="none" fo:border-right="0.06pt solid #000000" fo:border-top="0.06pt solid #000000"/>
      <style:text-properties style:text-position=""/>
    </style:style>
    <style:style style:name="ce16" style:family="table-cell" style:parent-style-name="Default">
      <style:table-cell-properties fo:border-bottom="0.06pt solid #000000" fo:background-color="#9966cc" fo:border-left="none" fo:border-right="none" fo:border-top="0.06pt solid #000000"/>
      <style:text-properties style:text-position="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style:text-position=""/>
    </style:style>
    <style:style style:name="ce3" style:family="table-cell" style:parent-style-name="Default">
      <style:table-cell-properties fo:border-bottom="0.06pt solid #000000" fo:background-color="#cc0000" fo:border-left="0.06pt solid #000000" fo:border-right="none" fo:border-top="0.06pt solid #000000"/>
      <style:text-properties style:text-position="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  <style:text-properties style:text-position=""/>
    </style:style>
    <style:style style:name="ce5" style:family="table-cell" style:parent-style-name="Default">
      <style:table-cell-properties fo:border-bottom="0.06pt solid #000000" fo:background-color="#cc0000" fo:border-left="none" fo:border-right="none" fo:border-top="0.06pt solid #000000"/>
      <style:text-properties style:text-position=""/>
    </style:style>
    <style:style style:name="ce6" style:family="table-cell" style:parent-style-name="Default">
      <style:table-cell-properties fo:border-bottom="0.06pt solid #000000" fo:background-color="#999999" fo:border-left="0.06pt solid #000000" fo:border-right="none" fo:border-top="0.06pt solid #000000"/>
      <style:text-properties style:text-position=""/>
    </style:style>
    <style:style style:name="ce7" style:family="table-cell" style:parent-style-name="Default">
      <style:table-cell-properties fo:border-bottom="0.06pt solid #000000" fo:background-color="#999999" fo:border-left="none" fo:border-right="0.06pt solid #000000" fo:border-top="0.06pt solid #000000"/>
      <style:text-properties style:text-position=""/>
    </style:style>
    <style:style style:name="ce8" style:family="table-cell" style:parent-style-name="Default">
      <style:table-cell-properties fo:border-bottom="0.06pt solid #000000" fo:background-color="#ffff00" fo:border-left="none" fo:border-right="none" fo:border-top="0.06pt solid #000000"/>
      <style:text-properties style:text-position="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  <style:text-properties style:text-position=""/>
    </style:style>
    <style:style style:name="ce24" style:family="table-cell" style:parent-style-name="Default">
      <style:table-cell-properties fo:background-color="#ff950e" fo:border="0.06pt solid #000000"/>
    </style:style>
    <style:style style:name="ce2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6" style:family="table-cell" style:parent-style-name="Default">
      <style:table-cell-properties fo:border-bottom="0.06pt solid #000000" fo:background-color="#cc0000" fo:border-left="0.06pt solid #000000" fo:border-right="none" fo:border-top="0.06pt solid #000000"/>
    </style:style>
    <style:style style:name="ce27" style:family="table-cell" style:parent-style-name="Default">
      <style:table-cell-properties fo:border-bottom="0.06pt solid #000000" fo:border-left="none" fo:border-right="none" fo:border-top="0.06pt solid #000000"/>
    </style:style>
    <style:style style:name="ce28" style:family="table-cell" style:parent-style-name="Default">
      <style:table-cell-properties fo:border-bottom="0.06pt solid #000000" fo:background-color="#cc0000" fo:border-left="none" fo:border-right="none" fo:border-top="0.06pt solid #000000"/>
    </style:style>
    <style:style style:name="ce29" style:family="table-cell" style:parent-style-name="Default">
      <style:table-cell-properties fo:border-bottom="0.06pt solid #000000" fo:background-color="#999999" fo:border-left="0.06pt solid #000000" fo:border-right="none" fo:border-top="0.06pt solid #000000"/>
    </style:style>
    <style:style style:name="ce30" style:family="table-cell" style:parent-style-name="Default">
      <style:table-cell-properties fo:border-bottom="0.06pt solid #000000" fo:background-color="#999999" fo:border-left="none" fo:border-right="0.06pt solid #000000" fo:border-top="0.06pt solid #000000"/>
    </style:style>
    <style:style style:name="ce31" style:family="table-cell" style:parent-style-name="Default">
      <style:table-cell-properties fo:border-bottom="0.06pt solid #000000" fo:background-color="#ffff00" fo:border-left="none" fo:border-right="none" fo:border-top="0.06pt solid #000000"/>
    </style:style>
    <style:style style:name="ce3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3" style:family="table-cell" style:parent-style-name="Default">
      <style:table-cell-properties fo:border-bottom="0.06pt solid #000000" fo:background-color="#c5000b" fo:border-left="0.06pt solid #000000" fo:border-right="none" fo:border-top="0.06pt solid #000000"/>
    </style:style>
    <style:style style:name="ce34" style:family="table-cell" style:parent-style-name="Default">
      <style:table-cell-properties fo:border-bottom="0.06pt solid #000000" fo:background-color="#c5000b" fo:border-left="none" fo:border-right="0.06pt solid #000000" fo:border-top="0.06pt solid #000000"/>
    </style:style>
    <style:style style:name="ce35" style:family="table-cell" style:parent-style-name="Default">
      <style:table-cell-properties fo:background-color="#9966cc" fo:border="0.06pt solid #000000"/>
    </style:style>
    <style:style style:name="ce36" style:family="table-cell" style:parent-style-name="Default">
      <style:table-cell-properties fo:border-bottom="0.06pt solid #000000" fo:background-color="#ff950e" fo:border-left="none" fo:border-right="none" fo:border-top="0.06pt solid #000000"/>
    </style:style>
    <style:style style:name="ce37" style:family="table-cell" style:parent-style-name="Default">
      <style:table-cell-properties fo:border-bottom="0.06pt solid #000000" fo:background-color="#b3b3b3" fo:border-left="0.06pt solid #000000" fo:border-right="none" fo:border-top="0.06pt solid #000000"/>
    </style:style>
    <style:style style:name="ce38" style:family="table-cell" style:parent-style-name="Default">
      <style:table-cell-properties fo:border-bottom="0.06pt solid #000000" fo:background-color="#b3b3b3" fo:border-left="none" fo:border-right="0.06pt solid #000000" fo:border-top="0.06pt solid #000000"/>
    </style:style>
    <style:style style:name="ce39" style:family="table-cell" style:parent-style-name="Default">
      <style:table-cell-properties fo:border-bottom="0.06pt solid #000000" fo:background-color="#9966cc" fo:border-left="none" fo:border-right="none" fo:border-top="0.06pt solid #000000"/>
    </style:style>
  </office:automatic-styles>
  <office:body>
    <office:spreadsheet>
      <table:table table:name="Q3" table:style-name="ta1">
        <table:table-column table:style-name="co1" table:number-columns-repeated="26" table:default-cell-style-name="Default"/>
        <table:table-column table:style-name="co2" table:number-columns-repeated="24" table:default-cell-style-name="Default"/>
        <table:table-row table:style-name="ro1" table:number-rows-repeated="6">
          <table:table-cell table:number-columns-repeated="50"/>
        </table:table-row>
        <table:table-row table:style-name="ro1">
          <table:table-cell table:number-columns-repeated="26"/>
          <table:table-cell table:style-name="ce24" office:value-type="string" calcext:value-type="string">
            <text:p>T1</text:p>
          </table:table-cell>
          <table:table-cell table:style-name="ce26" office:value-type="string" calcext:value-type="string">
            <text:p>T2</text:p>
          </table:table-cell>
          <table:table-cell table:style-name="ce28"/>
          <table:table-cell table:style-name="ce29" office:value-type="string" calcext:value-type="string">
            <text:p>T3</text:p>
          </table:table-cell>
          <table:table-cell table:style-name="ce30"/>
          <table:table-cell table:style-name="ce31" office:value-type="string" calcext:value-type="string">
            <text:p>T4</text:p>
          </table:table-cell>
          <table:table-cell table:style-name="ce24" office:value-type="string" calcext:value-type="string">
            <text:p>T1</text:p>
          </table:table-cell>
          <table:table-cell table:style-name="ce31" office:value-type="string" calcext:value-type="string">
            <text:p>T4</text:p>
          </table:table-cell>
          <table:table-cell table:style-name="ce33" office:value-type="string" calcext:value-type="string">
            <text:p>T2</text:p>
          </table:table-cell>
          <table:table-cell table:style-name="ce34"/>
          <table:table-cell table:style-name="ce31" office:value-type="string" calcext:value-type="string">
            <text:p>T4</text:p>
          </table:table-cell>
          <table:table-cell table:style-name="ce35" office:value-type="string" calcext:value-type="string">
            <text:p>T5</text:p>
          </table:table-cell>
          <table:table-cell table:style-name="ce36" office:value-type="string" calcext:value-type="string">
            <text:p>T1</text:p>
          </table:table-cell>
          <table:table-cell table:style-name="ce37" office:value-type="string" calcext:value-type="string">
            <text:p>T3</text:p>
          </table:table-cell>
          <table:table-cell table:style-name="ce38"/>
          <table:table-cell table:style-name="ce39" office:value-type="string" calcext:value-type="string">
            <text:p>T5</text:p>
          </table:table-cell>
          <table:table-cell table:style-name="ce33" office:value-type="string" calcext:value-type="string">
            <text:p>T2</text:p>
          </table:table-cell>
          <table:table-cell table:style-name="ce34"/>
          <table:table-cell table:style-name="ce36" office:value-type="string" calcext:value-type="string">
            <text:p>T1</text:p>
          </table:table-cell>
          <table:table-cell table:style-name="ce35" office:value-type="string" calcext:value-type="string">
            <text:p>T5</text:p>
          </table:table-cell>
          <table:table-cell table:style-name="ce27" table:number-columns-repeated="3"/>
          <table:table-cell table:style-name="ce32"/>
        </table:table-row>
        <table:table-row table:style-name="ro1">
          <table:table-cell table:number-columns-repeated="26"/>
          <table:table-cell table:style-name="ce25" office:value-type="string" calcext:value-type="string">
            <text:p>T1 deadlines</text:p>
          </table:table-cell>
          <table:table-cell table:style-name="ce27" table:number-columns-repeated="4"/>
          <table:table-cell table:style-name="ce32"/>
          <table:table-cell table:style-name="ce25"/>
          <table:table-cell table:style-name="ce27" table:number-columns-repeated="4"/>
          <table:table-cell table:style-name="ce32"/>
          <table:table-cell table:number-columns-repeated="6"/>
          <table:table-cell table:style-name="ce25"/>
          <table:table-cell table:style-name="ce27" table:number-columns-repeated="4"/>
          <table:table-cell table:style-name="ce32"/>
        </table:table-row>
        <table:table-row table:style-name="ro1">
          <table:table-cell table:number-columns-repeated="26"/>
          <table:table-cell table:style-name="ce25" office:value-type="string" calcext:value-type="string">
            <text:p>T2 deadlines</text:p>
          </table:table-cell>
          <table:table-cell table:style-name="ce27" table:number-columns-repeated="6"/>
          <table:table-cell table:style-name="ce32"/>
          <table:table-cell table:style-name="ce25"/>
          <table:table-cell table:style-name="ce27" table:number-columns-repeated="6"/>
          <table:table-cell table:style-name="ce32"/>
          <table:table-cell table:style-name="ce25"/>
          <table:table-cell table:style-name="ce27" table:number-columns-repeated="6"/>
          <table:table-cell table:style-name="ce32"/>
        </table:table-row>
        <table:table-row table:style-name="ro1">
          <table:table-cell table:number-columns-repeated="26"/>
          <table:table-cell table:style-name="ce25" office:value-type="string" calcext:value-type="string">
            <text:p>T3 deadlines</text:p>
          </table:table-cell>
          <table:table-cell table:style-name="ce27" table:number-columns-repeated="10"/>
          <table:table-cell table:style-name="ce32"/>
          <table:table-cell table:style-name="ce25"/>
          <table:table-cell table:style-name="ce27" table:number-columns-repeated="10"/>
          <table:table-cell table:style-name="ce32"/>
        </table:table-row>
        <table:table-row table:style-name="ro1">
          <table:table-cell table:number-columns-repeated="26"/>
          <table:table-cell table:style-name="ce25" office:value-type="string" calcext:value-type="string">
            <text:p>T4 deadline</text:p>
          </table:table-cell>
          <table:table-cell table:style-name="ce27" table:number-columns-repeated="22"/>
          <table:table-cell table:style-name="ce32"/>
        </table:table-row>
        <table:table-row table:style-name="ro1">
          <table:table-cell table:number-columns-repeated="26"/>
          <table:table-cell table:style-name="ce25" office:value-type="string" calcext:value-type="string">
            <text:p>T5 deadline</text:p>
          </table:table-cell>
          <table:table-cell table:style-name="ce27" table:number-columns-repeated="22"/>
          <table:table-cell table:style-name="ce32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75in" fo:margin-bottom="0.5in" fo:margin-left="0.75in" fo:margin-right="0.75in" style:shadow="non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00/00/0000</text:date>, <text:time style:data-style-name="N2" text:time-value="13:35:00.4618608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